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119.65pt"/>
    </style:style>
    <style:style style:name="co14" style:family="table-column">
      <style:table-column-properties fo:break-before="auto" style:column-width="7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43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>
      <style:table-cell-properties style:shadow="#808080 4.99pt 4.99pt"/>
    </style:style>
    <style:style style:name="ce36" style:family="table-cell" style:parent-style-name="Default" style:data-style-name="N140">
      <style:table-cell-properties fo:background-color="#dddddd" style:cell-protect="none" style:print-content="true"/>
    </style:style>
    <style:style style:name="ce37" style:family="table-cell" style:parent-style-name="Default" style:data-style-name="N127"/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36"/>
    <style:style style:name="ce40" style:family="table-cell" style:parent-style-name="Default" style:data-style-name="N142"/>
    <style:style style:name="ce41" style:family="table-cell" style:parent-style-name="Default">
      <style:text-properties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6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/>
          <table:table-cell table:style-name="ce25"/>
          <table:table-cell table:number-columns-repeated="6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]+[.I1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9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9" table:formula="of:=IF(ISBLANK([.A32]); 0; SUM([.C32:.C$76])-SUM([.E33:.E$76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9" table:formula="of:=IF(ISBLANK([.A39]); 0; SUM([.C39:.C$76])-SUM([.E40:.E$76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9" table:formula="of:=IF(ISBLANK([.A42]); 0; SUM([.C42:.C$76])-SUM([.E43:.E$76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9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9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9" table:formula="of:=IF(ISBLANK([.A49]); 0; SUM([.C49:.C$76])-SUM([.E50:.E$76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9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9" table:formula="of:=IF(ISBLANK([.A52]); 0; SUM([.C52:.C$76])-SUM([.E53:.E$76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0" calcext:value-type="float">
            <text:p/>
          </table:table-cell>
          <table:table-cell/>
          <table:table-cell table:style-name="ce31" table:formula="of:=SUM([.E17:.E76])" office:value-type="currency" office:currency="ZAR" office:value="0" calcext:value-type="currency">
            <text:p>R 0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9"/>
        <table:table-column table:style-name="co7" table:default-cell-style-name="ce36"/>
        <table:table-column table:style-name="co8" table:default-cell-style-name="ce37"/>
        <table:table-column table:style-name="co2" table:visibility="collapse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table:number-columns-spanned="4" table:number-rows-spanned="1"/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.065" calcext:value-type="percentage">
            <text:p>6.5%</text:p>
          </table:table-cell>
          <table:table-cell table:style-name="Default" table:number-columns-repeated="3"/>
          <table:table-cell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office:value-type="string" calcext:value-type="string">
            <text:p>Cat amount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>
            <text:p/>
          </table:table-cell>
          <table:table-cell table:formula="of:=IF(ISBLANK(['Previous Year Financials'.C18]);&quot;&quot;;['Previous Year Financials'.C18])">
            <text:p/>
          </table:table-cell>
          <table:table-cell office:value-type="float" office:value="0" calcext:value-type="float">
            <text:p/>
          </table:table-cell>
          <table:table-cell table:formula="of:=IF([.C15]=&quot;&quot;; IF([.D15]=0;&quot;&quot;; &quot;You should not specify an amount.&quot;); IF([.C15]=0; &quot;&quot;;[.D15]/[.C15]-1))">
            <text:p/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>
            <text:p/>
          </table:table-cell>
          <table:table-cell table:formula="of:=IF(ISBLANK(['Previous Year Financials'.C19]);&quot;&quot;;['Previous Year Financials'.C19])">
            <text:p/>
          </table:table-cell>
          <table:table-cell table:formula="of:=IF([.C16]=&quot;&quot;;0;(1+[.$B$10])*[.C16])" office:value-type="float" office:value="0" calcext:value-type="float">
            <text:p/>
          </table:table-cell>
          <table:table-cell table:formula="of:=IF([.C16]=&quot;&quot;; IF([.D16]=0;&quot;&quot;; &quot;You should not specify an amount.&quot;); IF([.C16]=0; &quot;&quot;;[.D16]/[.C16]-1))">
            <text:p/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>
            <text:p/>
          </table:table-cell>
          <table:table-cell table:formula="of:=IF(ISBLANK(['Previous Year Financials'.C20]);&quot;&quot;;['Previous Year Financials'.C20])">
            <text:p/>
          </table:table-cell>
          <table:table-cell table:formula="of:=IF([.C17]=&quot;&quot;;0;(1+[.$B$10])*[.C17])" office:value-type="float" office:value="0" calcext:value-type="float">
            <text:p/>
          </table:table-cell>
          <table:table-cell table:formula="of:=IF([.C17]=&quot;&quot;; IF([.D17]=0;&quot;&quot;; &quot;You should not specify an amount.&quot;); IF([.C17]=0; &quot;&quot;;[.D17]/[.C17]-1))">
            <text:p/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>
            <text:p/>
          </table:table-cell>
          <table:table-cell table:formula="of:=IF(ISBLANK(['Previous Year Financials'.C21]);&quot;&quot;;['Previous Year Financials'.C21])">
            <text:p/>
          </table:table-cell>
          <table:table-cell table:formula="of:=IF([.C18]=&quot;&quot;;0;(1+[.$B$10])*[.C18])" office:value-type="float" office:value="0" calcext:value-type="float">
            <text:p/>
          </table:table-cell>
          <table:table-cell table:formula="of:=IF([.C18]=&quot;&quot;; IF([.D18]=0;&quot;&quot;; &quot;You should not specify an amount.&quot;); IF([.C18]=0; &quot;&quot;;[.D18]/[.C18]-1))">
            <text:p/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>
            <text:p/>
          </table:table-cell>
          <table:table-cell table:formula="of:=IF(ISBLANK(['Previous Year Financials'.C22]);&quot;&quot;;['Previous Year Financials'.C22])">
            <text:p/>
          </table:table-cell>
          <table:table-cell table:formula="of:=IF([.C19]=&quot;&quot;;0;(1+[.$B$10])*[.C19])" office:value-type="float" office:value="0" calcext:value-type="float">
            <text:p/>
          </table:table-cell>
          <table:table-cell table:formula="of:=IF([.C19]=&quot;&quot;; IF([.D19]=0;&quot;&quot;; &quot;You should not specify an amount.&quot;); IF([.C19]=0; &quot;&quot;;[.D19]/[.C19]-1))">
            <text:p/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>
            <text:p/>
          </table:table-cell>
          <table:table-cell table:formula="of:=IF(ISBLANK(['Previous Year Financials'.C23]);&quot;&quot;;['Previous Year Financials'.C23])">
            <text:p/>
          </table:table-cell>
          <table:table-cell table:formula="of:=IF([.C20]=&quot;&quot;;0;(1+[.$B$10])*[.C20])" office:value-type="float" office:value="0" calcext:value-type="float">
            <text:p/>
          </table:table-cell>
          <table:table-cell table:formula="of:=IF([.C20]=&quot;&quot;; IF([.D20]=0;&quot;&quot;; &quot;You should not specify an amount.&quot;); IF([.C20]=0; &quot;&quot;;[.D20]/[.C20]-1))">
            <text:p/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table:formula="of:=IF([.C21]=&quot;&quot;;0;(1+[.$B$10])*[.C21])" office:value-type="float" office:value="0" calcext:value-type="float">
            <text:p/>
          </table:table-cell>
          <table:table-cell table:formula="of:=IF([.C21]=&quot;&quot;; IF([.D21]=0;&quot;&quot;; &quot;You should not specify an amount.&quot;); IF([.C21]=0; &quot;&quot;;[.D21]/[.C21]-1)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IF([.C22]=0; &quot;&quot;;[.D22]/[.C22]-1)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6]);&quot;&quot;;['Previous Year Financials'.A26])">
            <text:p/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IF([.C23]=0; &quot;&quot;;[.D23]/[.C23]-1))">
            <text:p/>
          </table:table-cell>
          <table:table-cell table:formula="of:=IF([.A23]=&quot;&quot;;0;SUM([.D24:.D$73])-SUM([.F2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>
            <text:p/>
          </table:table-cell>
          <table:table-cell table:formula="of:=IF(ISBLANK(['Previous Year Financials'.C27]);&quot;&quot;;['Previous Year Financials'.C27])">
            <text:p/>
          </table:table-cell>
          <table:table-cell table:formula="of:=IF([.C24]=&quot;&quot;;0;(1+[.$B$10])*[.C24])" office:value-type="float" office:value="0" calcext:value-type="float">
            <text:p/>
          </table:table-cell>
          <table:table-cell table:formula="of:=IF([.C24]=&quot;&quot;; IF([.D24]=0;&quot;&quot;; &quot;You should not specify an amount.&quot;); IF([.C24]=0; &quot;&quot;;[.D24]/[.C24]-1))">
            <text:p/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>
            <text:p/>
          </table:table-cell>
          <table:table-cell table:formula="of:=IF(ISBLANK(['Previous Year Financials'.C28]);&quot;&quot;;['Previous Year Financials'.C28])">
            <text:p/>
          </table:table-cell>
          <table:table-cell table:formula="of:=IF([.C25]=&quot;&quot;;0;(1+[.$B$10])*[.C25])" office:value-type="float" office:value="0" calcext:value-type="float">
            <text:p/>
          </table:table-cell>
          <table:table-cell table:formula="of:=IF([.C25]=&quot;&quot;; IF([.D25]=0;&quot;&quot;; &quot;You should not specify an amount.&quot;); IF([.C25]=0; &quot;&quot;;[.D25]/[.C25]-1))">
            <text:p/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>
            <text:p/>
          </table:table-cell>
          <table:table-cell table:formula="of:=IF(ISBLANK(['Previous Year Financials'.C29]);&quot;&quot;;['Previous Year Financials'.C29])">
            <text:p/>
          </table:table-cell>
          <table:table-cell table:formula="of:=IF([.C26]=&quot;&quot;;0;(1+[.$B$10])*[.C26])" office:value-type="float" office:value="0" calcext:value-type="float">
            <text:p/>
          </table:table-cell>
          <table:table-cell table:formula="of:=IF([.C26]=&quot;&quot;; IF([.D26]=0;&quot;&quot;; &quot;You should not specify an amount.&quot;); IF([.C26]=0; &quot;&quot;;[.D26]/[.C26]-1))">
            <text:p/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>
            <text:p/>
          </table:table-cell>
          <table:table-cell table:formula="of:=IF(ISBLANK(['Previous Year Financials'.C30]);&quot;&quot;;['Previous Year Financials'.C30])">
            <text:p/>
          </table:table-cell>
          <table:table-cell table:formula="of:=IF([.C27]=&quot;&quot;;0;(1+[.$B$10])*[.C27])" office:value-type="float" office:value="0" calcext:value-type="float">
            <text:p/>
          </table:table-cell>
          <table:table-cell table:formula="of:=IF([.C27]=&quot;&quot;; IF([.D27]=0;&quot;&quot;; &quot;You should not specify an amount.&quot;); IF([.C27]=0; &quot;&quot;;[.D27]/[.C27]-1))">
            <text:p/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IF([.C28]=0; &quot;&quot;;[.D28]/[.C28]-1)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2]);&quot;&quot;;['Previous Year Financials'.A32])">
            <text:p/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IF([.C29]=0; &quot;&quot;;[.D29]/[.C29]-1))">
            <text:p/>
          </table:table-cell>
          <table:table-cell table:formula="of:=IF([.A29]=&quot;&quot;;0;SUM([.D30:.D$73])-SUM([.F3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>
            <text:p/>
          </table:table-cell>
          <table:table-cell table:formula="of:=IF(ISBLANK(['Previous Year Financials'.C33]);&quot;&quot;;['Previous Year Financials'.C33])">
            <text:p/>
          </table:table-cell>
          <table:table-cell table:formula="of:=IF([.C30]=&quot;&quot;;0;(1+[.$B$10])*[.C30])" office:value-type="float" office:value="0" calcext:value-type="float">
            <text:p/>
          </table:table-cell>
          <table:table-cell table:formula="of:=IF([.C30]=&quot;&quot;; IF([.D30]=0;&quot;&quot;; &quot;You should not specify an amount.&quot;); IF([.C30]=0; &quot;&quot;;[.D30]/[.C30]-1))">
            <text:p/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>
            <text:p/>
          </table:table-cell>
          <table:table-cell table:formula="of:=IF(ISBLANK(['Previous Year Financials'.C34]);&quot;&quot;;['Previous Year Financials'.C34])">
            <text:p/>
          </table:table-cell>
          <table:table-cell table:formula="of:=IF([.C31]=&quot;&quot;;0;(1+[.$B$10])*[.C31])" office:value-type="float" office:value="0" calcext:value-type="float">
            <text:p/>
          </table:table-cell>
          <table:table-cell table:formula="of:=IF([.C31]=&quot;&quot;; IF([.D31]=0;&quot;&quot;; &quot;You should not specify an amount.&quot;); IF([.C31]=0; &quot;&quot;;[.D31]/[.C31]-1))">
            <text:p/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32]=&quot;&quot;;0;(1+[.$B$10])*[.C32])" office:value-type="float" office:value="0" calcext:value-type="float">
            <text:p/>
          </table:table-cell>
          <table:table-cell table:formula="of:=IF([.C32]=&quot;&quot;; IF([.D32]=0;&quot;&quot;; &quot;You should not specify an amount.&quot;); IF([.C32]=0; &quot;&quot;;[.D32]/[.C32]-1))">
            <text:p/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>
            <text:p/>
          </table:table-cell>
          <table:table-cell table:formula="of:=IF(ISBLANK(['Previous Year Financials'.C36]);&quot;&quot;;['Previous Year Financials'.C36])">
            <text:p/>
          </table:table-cell>
          <table:table-cell table:formula="of:=IF([.C33]=&quot;&quot;;0;(1+[.$B$10])*[.C33])" office:value-type="float" office:value="0" calcext:value-type="float">
            <text:p/>
          </table:table-cell>
          <table:table-cell table:formula="of:=IF([.C33]=&quot;&quot;; IF([.D33]=0;&quot;&quot;; &quot;You should not specify an amount.&quot;); IF([.C33]=0; &quot;&quot;;[.D33]/[.C33]-1))">
            <text:p/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>
            <text:p/>
          </table:table-cell>
          <table:table-cell table:formula="of:=IF(ISBLANK(['Previous Year Financials'.C37]);&quot;&quot;;['Previous Year Financials'.C37])">
            <text:p/>
          </table:table-cell>
          <table:table-cell table:formula="of:=IF([.C34]=&quot;&quot;;0;(1+[.$B$10])*[.C34])" office:value-type="float" office:value="0" calcext:value-type="float">
            <text:p/>
          </table:table-cell>
          <table:table-cell table:formula="of:=IF([.C34]=&quot;&quot;; IF([.D34]=0;&quot;&quot;; &quot;You should not specify an amount.&quot;); IF([.C34]=0; &quot;&quot;;[.D34]/[.C34]-1))">
            <text:p/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>
            <text:p/>
          </table:table-cell>
          <table:table-cell table:formula="of:=IF(ISBLANK(['Previous Year Financials'.C38]);&quot;&quot;;['Previous Year Financials'.C38])">
            <text:p/>
          </table:table-cell>
          <table:table-cell table:formula="of:=IF([.C35]=&quot;&quot;;0;(1+[.$B$10])*[.C35])" office:value-type="float" office:value="0" calcext:value-type="float">
            <text:p/>
          </table:table-cell>
          <table:table-cell table:formula="of:=IF([.C35]=&quot;&quot;; IF([.D35]=0;&quot;&quot;; &quot;You should not specify an amount.&quot;); IF([.C35]=0; &quot;&quot;;[.D35]/[.C35]-1))">
            <text:p/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9]);&quot;&quot;;['Previous Year Financials'.A39])">
            <text:p/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IF([.C36]=0; &quot;&quot;;[.D36]/[.C36]-1))">
            <text:p/>
          </table:table-cell>
          <table:table-cell table:formula="of:=IF([.A36]=&quot;&quot;;0;SUM([.D37:.D$73])-SUM([.F3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>
            <text:p/>
          </table:table-cell>
          <table:table-cell table:formula="of:=IF(ISBLANK(['Previous Year Financials'.C40]);&quot;&quot;;['Previous Year Financials'.C40])">
            <text:p/>
          </table:table-cell>
          <table:table-cell table:formula="of:=IF([.C37]=&quot;&quot;;0;(1+[.$B$10])*[.C37])" office:value-type="float" office:value="0" calcext:value-type="float">
            <text:p/>
          </table:table-cell>
          <table:table-cell table:formula="of:=IF([.C37]=&quot;&quot;; IF([.D37]=0;&quot;&quot;; &quot;You should not specify an amount.&quot;); IF([.C37]=0; &quot;&quot;;[.D37]/[.C37]-1))">
            <text:p/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IF([.C38]=0; &quot;&quot;;[.D38]/[.C38]-1)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IF([.C39]=0; &quot;&quot;;[.D39]/[.C39]-1))">
            <text:p/>
          </table:table-cell>
          <table:table-cell table:formula="of:=IF([.A39]=&quot;&quot;;0;SUM([.D40:.D$73])-SUM([.F4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40]=&quot;&quot;;0;(1+[.$B$10])*[.C40])" office:value-type="float" office:value="0" calcext:value-type="float">
            <text:p/>
          </table:table-cell>
          <table:table-cell table:formula="of:=IF([.C40]=&quot;&quot;; IF([.D40]=0;&quot;&quot;; &quot;You should not specify an amount.&quot;); IF([.C40]=0; &quot;&quot;;[.D40]/[.C40]-1))">
            <text:p/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>
            <text:p/>
          </table:table-cell>
          <table:table-cell table:formula="of:=IF(ISBLANK(['Previous Year Financials'.C44]);&quot;&quot;;['Previous Year Financials'.C44])">
            <text:p/>
          </table:table-cell>
          <table:table-cell table:formula="of:=IF([.C41]=&quot;&quot;;0;(1+[.$B$10])*[.C41])" office:value-type="float" office:value="0" calcext:value-type="float">
            <text:p/>
          </table:table-cell>
          <table:table-cell table:formula="of:=IF([.C41]=&quot;&quot;; IF([.D41]=0;&quot;&quot;; &quot;You should not specify an amount.&quot;); IF([.C41]=0; &quot;&quot;;[.D41]/[.C41]-1))">
            <text:p/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>
            <text:p/>
          </table:table-cell>
          <table:table-cell table:formula="of:=IF(ISBLANK(['Previous Year Financials'.C45]);&quot;&quot;;['Previous Year Financials'.C45])">
            <text:p/>
          </table:table-cell>
          <table:table-cell table:formula="of:=IF([.C42]=&quot;&quot;;0;(1+[.$B$10])*[.C42])" office:value-type="float" office:value="0" calcext:value-type="float">
            <text:p/>
          </table:table-cell>
          <table:table-cell table:formula="of:=IF([.C42]=&quot;&quot;; IF([.D42]=0;&quot;&quot;; &quot;You should not specify an amount.&quot;); IF([.C42]=0; &quot;&quot;;[.D42]/[.C42]-1))">
            <text:p/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>
            <text:p/>
          </table:table-cell>
          <table:table-cell table:formula="of:=IF(ISBLANK(['Previous Year Financials'.C46]);&quot;&quot;;['Previous Year Financials'.C46])">
            <text:p/>
          </table:table-cell>
          <table:table-cell table:formula="of:=IF([.C43]=&quot;&quot;;0;(1+[.$B$10])*[.C43])" office:value-type="float" office:value="0" calcext:value-type="float">
            <text:p/>
          </table:table-cell>
          <table:table-cell table:formula="of:=IF([.C43]=&quot;&quot;; IF([.D43]=0;&quot;&quot;; &quot;You should not specify an amount.&quot;); IF([.C43]=0; &quot;&quot;;[.D43]/[.C43]-1))">
            <text:p/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>
            <text:p/>
          </table:table-cell>
          <table:table-cell table:formula="of:=IF(ISBLANK(['Previous Year Financials'.C47]);&quot;&quot;;['Previous Year Financials'.C47])">
            <text:p/>
          </table:table-cell>
          <table:table-cell table:formula="of:=IF([.C44]=&quot;&quot;;0;(1+[.$B$10])*[.C44])" office:value-type="float" office:value="0" calcext:value-type="float">
            <text:p/>
          </table:table-cell>
          <table:table-cell table:formula="of:=IF([.C44]=&quot;&quot;; IF([.D44]=0;&quot;&quot;; &quot;You should not specify an amount.&quot;); IF([.C44]=0; &quot;&quot;;[.D44]/[.C44]-1))">
            <text:p/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>
            <text:p/>
          </table:table-cell>
          <table:table-cell table:formula="of:=IF(ISBLANK(['Previous Year Financials'.C48]);&quot;&quot;;['Previous Year Financials'.C48])">
            <text:p/>
          </table:table-cell>
          <table:table-cell table:formula="of:=IF([.C45]=&quot;&quot;;0;(1+[.$B$10])*[.C45])" office:value-type="float" office:value="0" calcext:value-type="float">
            <text:p/>
          </table:table-cell>
          <table:table-cell table:formula="of:=IF([.C45]=&quot;&quot;; IF([.D45]=0;&quot;&quot;; &quot;You should not specify an amount.&quot;); IF([.C45]=0; &quot;&quot;;[.D45]/[.C45]-1))">
            <text:p/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IF([.C46]=0; &quot;&quot;;[.D46]/[.C46]-1))">
            <text:p/>
          </table:table-cell>
          <table:table-cell table:formula="of:=IF([.A46]=&quot;&quot;;0;SUM([.D47:.D$73])-SUM([.F4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47]=&quot;&quot;;0;(1+[.$B$10])*[.C47])" office:value-type="float" office:value="0" calcext:value-type="float">
            <text:p/>
          </table:table-cell>
          <table:table-cell table:formula="of:=IF([.C47]=&quot;&quot;; IF([.D47]=0;&quot;&quot;; &quot;You should not specify an amount.&quot;); IF([.C47]=0; &quot;&quot;;[.D47]/[.C47]-1))">
            <text:p/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IF([.C48]=0; &quot;&quot;;[.D48]/[.C48]-1)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IF([.C49]=0; &quot;&quot;;[.D49]/[.C49]-1))">
            <text:p/>
          </table:table-cell>
          <table:table-cell table:formula="of:=IF([.A49]=&quot;&quot;;0;SUM([.D50:.D$73])-SUM([.F5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>
            <text:p/>
          </table:table-cell>
          <table:table-cell table:formula="of:=IF(ISBLANK(['Previous Year Financials'.C53]);&quot;&quot;;['Previous Year Financials'.C53])">
            <text:p/>
          </table:table-cell>
          <table:table-cell table:formula="of:=IF([.C50]=&quot;&quot;;0;(1+[.$B$10])*[.C50])" office:value-type="float" office:value="0" calcext:value-type="float">
            <text:p/>
          </table:table-cell>
          <table:table-cell table:formula="of:=IF([.C50]=&quot;&quot;; IF([.D50]=0;&quot;&quot;; &quot;You should not specify an amount.&quot;); IF([.C50]=0; &quot;&quot;;[.D50]/[.C50]-1))">
            <text:p/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>
            <text:p/>
          </table:table-cell>
          <table:table-cell table:formula="of:=IF(ISBLANK(['Previous Year Financials'.C54]);&quot;&quot;;['Previous Year Financials'.C54])">
            <text:p/>
          </table:table-cell>
          <table:table-cell table:formula="of:=IF([.C51]=&quot;&quot;;0;(1+[.$B$10])*[.C51])" office:value-type="float" office:value="0" calcext:value-type="float">
            <text:p/>
          </table:table-cell>
          <table:table-cell table:formula="of:=IF([.C51]=&quot;&quot;; IF([.D51]=0;&quot;&quot;; &quot;You should not specify an amount.&quot;); IF([.C51]=0; &quot;&quot;;[.D51]/[.C51]-1))">
            <text:p/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52]=&quot;&quot;;0;(1+[.$B$10])*[.C52])" office:value-type="float" office:value="0" calcext:value-type="float">
            <text:p/>
          </table:table-cell>
          <table:table-cell table:formula="of:=IF([.C52]=&quot;&quot;; IF([.D52]=0;&quot;&quot;; &quot;You should not specify an amount.&quot;); IF([.C52]=0; &quot;&quot;;[.D52]/[.C52]-1))">
            <text:p/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53]=&quot;&quot;;0;(1+[.$B$10])*[.C53])" office:value-type="float" office:value="0" calcext:value-type="float">
            <text:p/>
          </table:table-cell>
          <table:table-cell table:formula="of:=IF([.C53]=&quot;&quot;; IF([.D53]=0;&quot;&quot;; &quot;You should not specify an amount.&quot;); IF([.C53]=0; &quot;&quot;;[.D53]/[.C53]-1))">
            <text:p/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>
            <text:p/>
          </table:table-cell>
          <table:table-cell table:formula="of:=IF(ISBLANK(['Previous Year Financials'.C57]);&quot;&quot;;['Previous Year Financials'.C57])">
            <text:p/>
          </table:table-cell>
          <table:table-cell table:formula="of:=IF([.C54]=&quot;&quot;;0;(1+[.$B$10])*[.C54])" office:value-type="float" office:value="0" calcext:value-type="float">
            <text:p/>
          </table:table-cell>
          <table:table-cell table:formula="of:=IF([.C54]=&quot;&quot;; IF([.D54]=0;&quot;&quot;; &quot;You should not specify an amount.&quot;); IF([.C54]=0; &quot;&quot;;[.D54]/[.C54]-1))">
            <text:p/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55]=&quot;&quot;;0;(1+[.$B$10])*[.C55])" office:value-type="float" office:value="0" calcext:value-type="float">
            <text:p/>
          </table:table-cell>
          <table:table-cell table:formula="of:=IF([.C55]=&quot;&quot;; IF([.D55]=0;&quot;&quot;; &quot;You should not specify an amount.&quot;); IF([.C55]=0; &quot;&quot;;[.D55]/[.C55]-1))">
            <text:p/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9]);&quot;&quot;;['Previous Year Financials'.A59])">
            <text:p/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IF([.C56]=0; &quot;&quot;;[.D56]/[.C56]-1))">
            <text:p/>
          </table:table-cell>
          <table:table-cell table:formula="of:=IF([.A56]=&quot;&quot;;0;SUM([.D57:.D$73])-SUM([.F5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>
            <text:p/>
          </table:table-cell>
          <table:table-cell table:formula="of:=IF(ISBLANK(['Previous Year Financials'.C60]);&quot;&quot;;['Previous Year Financials'.C60])">
            <text:p/>
          </table:table-cell>
          <table:table-cell table:formula="of:=IF([.C57]=&quot;&quot;;0;(1+[.$B$10])*[.C57])" office:value-type="float" office:value="0" calcext:value-type="float">
            <text:p/>
          </table:table-cell>
          <table:table-cell table:formula="of:=IF([.C57]=&quot;&quot;; IF([.D57]=0;&quot;&quot;; &quot;You should not specify an amount.&quot;); IF([.C57]=0; &quot;&quot;;[.D57]/[.C57]-1))">
            <text:p/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IF([.C58]=0; &quot;&quot;;[.D58]/[.C58]-1)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IF([.C59]=0; &quot;&quot;;[.D59]/[.C59]-1))">
            <text:p/>
          </table:table-cell>
          <table:table-cell table:formula="of:=IF([.A59]=&quot;&quot;;0;SUM([.D60:.D$73])-SUM([.F6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60]=&quot;&quot;;0;(1+[.$B$10])*[.C60])" office:value-type="float" office:value="0" calcext:value-type="float">
            <text:p/>
          </table:table-cell>
          <table:table-cell table:formula="of:=IF([.C60]=&quot;&quot;; IF([.D60]=0;&quot;&quot;; &quot;You should not specify an amount.&quot;); IF([.C60]=0; &quot;&quot;;[.D60]/[.C60]-1))">
            <text:p/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IF([.C61]=0; &quot;&quot;;[.D61]/[.C61]-1)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IF([.C62]=0; &quot;&quot;;[.D62]/[.C62]-1)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IF([.C63]=0; &quot;&quot;;[.D63]/[.C63]-1)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IF([.C64]=0; &quot;&quot;;[.D64]/[.C64]-1)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IF([.C65]=0; &quot;&quot;;[.D65]/[.C65]-1)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IF([.C66]=0; &quot;&quot;;[.D66]/[.C66]-1)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IF([.C67]=0; &quot;&quot;;[.D67]/[.C67]-1)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IF([.C68]=0; &quot;&quot;;[.D68]/[.C68]-1)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IF([.C69]=0; &quot;&quot;;[.D69]/[.C69]-1)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IF([.C70]=0; &quot;&quot;;[.D70]/[.C70]-1)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IF([.C71]=0; &quot;&quot;;[.D71]/[.C71]-1)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IF([.C72]=0; &quot;&quot;;[.D72]/[.C72]-1)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IF([.C73]=0; &quot;&quot;;[.D73]/[.C73]-1)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0" calcext:value-type="float">
            <text:p>0</text:p>
          </table:table-cell>
          <table:table-cell table:style-name="Default" table:formula="of:=SUM([.D14:.D73])" office:value-type="float" office:value="0" calcext:value-type="float">
            <text:p>0</text:p>
          </table:table-cell>
          <table:table-cell table:style-name="Default" table:formula="of:=IF([.C74]=&quot;&quot;; &quot;&quot;; [.D74]/[.C74]-1)" office:value-type="string" office:string-value="" calcext:value-type="error">
            <text:p>#DIV/0!</text:p>
          </table:table-cell>
          <table:table-cell table:formula="of:=SUM([.F14:.F73])" office:value-type="float" office:value="0" calcext:value-type="float">
            <text:p>0</text:p>
          </table:table-cell>
        </table:table-row>
      </table:table>
      <table:table table:name="Budget Summary" table:style-name="ta1" table:protected="true">
        <loext:table-protection loext:select-unprotected-cells="true"/>
        <table:table-column table:style-name="co9" table:default-cell-style-name="ce39"/>
        <table:table-column table:style-name="co10" table:default-cell-style-name="ce29"/>
        <table:table-column table:style-name="co11" table:default-cell-style-name="ce40"/>
        <table:table-column table:style-name="co12" table:default-cell-style-name="ce39"/>
        <table:table-column table:style-name="co12" table:visibility="collapse" table:default-cell-style-name="ce39"/>
        <table:table-column table:style-name="co13" table:default-cell-style-name="ce40"/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4" table:number-rows-spanned="1">
            <text:p>A worksheet summarizing the most important points of the budget.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8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31" table:formula="of:=['Budget Planner'.D74]" office:value-type="currency" office:currency="ZAR" office:value="0" calcext:value-type="currency">
            <text:p>R 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31" table:formula="of:=['Budget Planner'.C74]" office:value-type="currency" office:currency="ZAR" office:value="0" calcext:value-type="currency">
            <text:p>R 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7" table:formula="of:=[.B7]/[.B8]-1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8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41"/>
          <table:table-cell table:style-name="ce41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7])" office:value-type="float" office:value="0" calcext:value-type="float">
            <text:p/>
          </table:table-cell>
          <table:table-cell table:formula="of:=[.B1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7])" office:value-type="float" office:value="0" calcext:value-type="float">
            <text:p/>
          </table:table-cell>
          <table:table-cell table:formula="of:=IF([.B13]&lt;&gt;0;[.B13]/[.E13]-1;&quot;&quot;)">
            <text:p/>
          </table:table-cell>
          <table:table-cell table:style-name="ce42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 table:number-columns-spanned="3" table:number-rows-spanned="1">
            <text:p>The 2017 figures had not been audited</text:p>
          </table:table-cell>
          <table:covered-table-cell table:number-columns-repeated="2" table:style-name="ce30"/>
        </table:table-row>
        <table:table-row table:style-name="ro3">
          <table:table-cell table:formula="of:=INDEX(['Previous Year Financials'.A$17:'Previous Year Financials'.A$202];['Previous Year Financials'.I18])" office:value-type="float" office:value="0" calcext:value-type="float">
            <text:p/>
          </table:table-cell>
          <table:table-cell table:formula="of:=INDEX(['Budget Planner'.F$14:'Budget Planner'.F$181];['Previous Year Financials'.I18])" office:value-type="float" office:value="0" calcext:value-type="float">
            <text:p/>
          </table:table-cell>
          <table:table-cell table:formula="of:=[.B1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8])" office:value-type="float" office:value="0" calcext:value-type="float">
            <text:p/>
          </table:table-cell>
          <table:table-cell table:formula="of:=IF([.B14]&lt;&gt;0;[.B14]/[.E14]-1;&quot;&quot;)">
            <text:p/>
          </table:table-cell>
          <table:table-cell table:style-name="ce42" table:formula="of:=IF(['Previous Year Financials'.B13]&lt;&gt;&quot;Yes&quot;; &quot;when the budget was prepared.&quot;; &quot;&quot;)" office:value-type="string" office:string-value="when the budget was prepared." calcext:value-type="string" table:number-columns-spanned="3" table:number-rows-spanned="1">
            <text:p>when the budget was prepared.</text:p>
          </table:table-cell>
          <table:covered-table-cell table:number-columns-repeated="2" table:style-name="ce30"/>
        </table:table-row>
        <table:table-row table:style-name="ro3">
          <table:table-cell table:formula="of:=INDEX(['Previous Year Financials'.A$17:'Previous Year Financials'.A$202];['Previous Year Financials'.I19])" office:value-type="float" office:value="0" calcext:value-type="float">
            <text:p/>
          </table:table-cell>
          <table:table-cell table:formula="of:=INDEX(['Budget Planner'.F$14:'Budget Planner'.F$181];['Previous Year Financials'.I19])" office:value-type="float" office:value="0" calcext:value-type="float">
            <text:p/>
          </table:table-cell>
          <table:table-cell table:formula="of:=[.B1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9])" office:value-type="float" office:value="0" calcext:value-type="float">
            <text:p/>
          </table:table-cell>
          <table:table-cell table:formula="of:=IF([.B15]&lt;&gt;0;[.B15]/[.E1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float" office:value="0" calcext:value-type="float">
            <text:p/>
          </table:table-cell>
          <table:table-cell table:formula="of:=INDEX(['Budget Planner'.F$14:'Budget Planner'.F$181];['Previous Year Financials'.I20])" office:value-type="float" office:value="0" calcext:value-type="float">
            <text:p/>
          </table:table-cell>
          <table:table-cell table:formula="of:=[.B1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0])" office:value-type="float" office:value="0" calcext:value-type="float">
            <text:p/>
          </table:table-cell>
          <table:table-cell table:formula="of:=IF([.B16]&lt;&gt;0;[.B16]/[.E1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float" office:value="0" calcext:value-type="float">
            <text:p/>
          </table:table-cell>
          <table:table-cell table:formula="of:=INDEX(['Budget Planner'.F$14:'Budget Planner'.F$181];['Previous Year Financials'.I21])" office:value-type="float" office:value="0" calcext:value-type="float">
            <text:p/>
          </table:table-cell>
          <table:table-cell table:formula="of:=[.B1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1])" office:value-type="float" office:value="0" calcext:value-type="float">
            <text:p/>
          </table:table-cell>
          <table:table-cell table:formula="of:=IF([.B17]&lt;&gt;0;[.B17]/[.E1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float" office:value="0" calcext:value-type="float">
            <text:p/>
          </table:table-cell>
          <table:table-cell table:formula="of:=INDEX(['Budget Planner'.F$14:'Budget Planner'.F$181];['Previous Year Financials'.I22])" office:value-type="float" office:value="0" calcext:value-type="float">
            <text:p/>
          </table:table-cell>
          <table:table-cell table:formula="of:=[.B1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2])" office:value-type="float" office:value="0" calcext:value-type="float">
            <text:p/>
          </table:table-cell>
          <table:table-cell table:formula="of:=IF([.B18]&lt;&gt;0;[.B18]/[.E1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float" office:value="0" calcext:value-type="float">
            <text:p/>
          </table:table-cell>
          <table:table-cell table:formula="of:=INDEX(['Budget Planner'.F$14:'Budget Planner'.F$181];['Previous Year Financials'.I23])" office:value-type="float" office:value="0" calcext:value-type="float">
            <text:p/>
          </table:table-cell>
          <table:table-cell table:formula="of:=[.B1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3])" office:value-type="float" office:value="0" calcext:value-type="float">
            <text:p/>
          </table:table-cell>
          <table:table-cell table:formula="of:=IF([.B19]&lt;&gt;0;[.B19]/[.E1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float" office:value="0" calcext:value-type="float">
            <text:p/>
          </table:table-cell>
          <table:table-cell table:formula="of:=INDEX(['Budget Planner'.F$14:'Budget Planner'.F$181];['Previous Year Financials'.I24])" office:value-type="float" office:value="0" calcext:value-type="float">
            <text:p/>
          </table:table-cell>
          <table:table-cell table:formula="of:=[.B2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4])" office:value-type="float" office:value="0" calcext:value-type="float">
            <text:p/>
          </table:table-cell>
          <table:table-cell table:formula="of:=IF([.B20]&lt;&gt;0;[.B20]/[.E2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float" office:value="0" calcext:value-type="float">
            <text:p/>
          </table:table-cell>
          <table:table-cell table:formula="of:=INDEX(['Budget Planner'.F$14:'Budget Planner'.F$181];['Previous Year Financials'.I25])" office:value-type="float" office:value="0" calcext:value-type="float">
            <text:p/>
          </table:table-cell>
          <table:table-cell table:formula="of:=[.B2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5])" office:value-type="float" office:value="0" calcext:value-type="float">
            <text:p/>
          </table:table-cell>
          <table:table-cell table:formula="of:=IF([.B21]&lt;&gt;0;[.B21]/[.E2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[.B22]/[.E2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[.B23]/[.E2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[.B24]/[.E2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[.B25]/[.E2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[.B26]/[.E2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[.B27]/[.E2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[.B28]/[.E2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[.B29]/[.E2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[.B30]/[.E3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[.B31]/[.E3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[.B32]/[.E3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[.B33]/[.E3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[.B34]/[.E3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[.B35]/[.E3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[.B36]/[.E3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[.B37]/[.E3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[.B38]/[.E3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[.B39]/[.E3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[.B40]/[.E4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[.B41]/[.E4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[.B42]/[.E4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[.B43]/[.E4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[.B44]/[.E4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[.B45]/[.E4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[.B46]/[.E4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[.B47]/[.E4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[.B48]/[.E4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[.B49]/[.E4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[.B50]/[.E5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[.B51]/[.E5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[.B52]/[.E5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[.B53]/[.E5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[.B54]/[.E5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[.B55]/[.E5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[.B56]/[.E5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[.B57]/[.E5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[.B58]/[.E5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[.B59]/[.E5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[.B60]/[.E6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[.B61]/[.E6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[.B62]/[.E6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[.B63]/[.E6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[.B64]/[.E6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[.B65]/[.E6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[.B66]/[.E6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[.B67]/[.E6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[.B68]/[.E6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[.B69]/[.E6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[.B70]/[.E7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[.B71]/[.E71]-1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39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3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3">
      <number:number number:min-integer-digits="1"/>
      <number:text/>
      <style:map style:condition="value()&gt;0" style:apply-style-name="N143P0"/>
      <style:map style:condition="value()&lt;0" style:apply-style-name="N143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19:58:20.570545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14T20:03:17.846383048</dc:date>
    <meta:editing-duration>PT8H6M19S</meta:editing-duration>
    <meta:editing-cycles>38</meta:editing-cycles>
    <meta:generator>LibreOffice/5.0.6.2$Linux_X86_64 LibreOffice_project/00$Build-2</meta:generator>
    <meta:document-statistic meta:table-count="4" meta:cell-count="1499" meta:object-count="0"/>
  </office:meta>
</office:document-meta>
</file>